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703cm" table:align="left"/>
    </style:style>
    <style:style style:name="Table1.A" style:family="table-column">
      <style:table-column-properties style:column-width="2.096cm"/>
    </style:style>
    <style:style style:name="Table1.B" style:family="table-column">
      <style:table-column-properties style:column-width="7.60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1.347cm" table:align="left"/>
    </style:style>
    <style:style style:name="Table2.A" style:family="table-column">
      <style:table-column-properties style:column-width="4.142cm"/>
    </style:style>
    <style:style style:name="Table2.B" style:family="table-column">
      <style:table-column-properties style:column-width="0.714cm"/>
    </style:style>
    <style:style style:name="Table2.E" style:family="table-column">
      <style:table-column-properties style:column-width="5.062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>
      <style:text-properties style:text-underline-style="solid" style:text-underline-type="double" style:text-underline-width="auto" style:text-underline-color="font-color" officeooo:rsid="0015a58a"/>
    </style:style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style:style style:name="P46" style:family="paragraph" style:parent-style-name="Text_20_body" style:list-style-name="L43"/>
    <style:style style:name="P47" style:family="paragraph" style:parent-style-name="Text_20_body" style:list-style-name="L44"/>
    <style:style style:name="P48" style:family="paragraph" style:parent-style-name="Text_20_body" style:list-style-name="L45"/>
    <style:style style:name="P49" style:family="paragraph" style:parent-style-name="Text_20_body" style:list-style-name="L4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Excellent.<text:line-break/>Now we formalize the <text:span text:style-name="Strong_20_Emphasis">Notification Policy Engine — Behavioral &amp; Commercial Guardrail Layer Above Email Queue</text:span>.</text:p>
      <text:p text:style-name="Text_20_body">Important distinction:</text:p>
      <text:list text:style-name="L22">
        <text:list-item>
          <text:p text:style-name="P25"><text:span text:style-name="Strong_20_Emphasis">Email Queue Architecture</text:span> = delivery mechanism</text:p>
        </text:list-item>
        <text:list-item>
          <text:p text:style-name="P25"><text:span text:style-name="Strong_20_Emphasis">Notification Policy Engine</text:span> = decision engine (who gets what, when, and under which layer rules)</text:p>
        </text:list-item>
      </text:list>
      <text:p text:style-name="Text_20_body">This engine ensures:</text:p>
      <text:list text:style-name="L23">
        <text:list-item>
          <text:p text:style-name="P26">Layer-sensitive communication</text:p>
        </text:list-item>
        <text:list-item>
          <text:p text:style-name="P26">Parent-safe messaging</text:p>
        </text:list-item>
        <text:list-item>
          <text:p text:style-name="P26">Non-demotivating student communication</text:p>
        </text:list-item>
        <text:list-item>
          <text:p text:style-name="P26">Cost control</text:p>
        </text:list-item>
        <text:list-item>
          <text:p text:style-name="P26">Selective/manual sending</text:p>
        </text:list-item>
        <text:list-item>
          <text:p text:style-name="P26">Batch efficiency</text:p>
        </text:list-item>
        <text:list-item>
          <text:p text:style-name="P26">Compliance with your philosophy</text:p>
        </text:list-item>
      </text:list>
      <text:p text:style-name="Text_20_body">This is a <text:span text:style-name="Strong_20_Emphasis">policy decision layer</text:span>, not a transport layer.</text:p>
      <text:p text:style-name="Horizontal_20_Line"/>
      <text:h text:style-name="Heading_20_1" text:outline-level="1">🧠 CORE PRINCIPLE</text:h>
      <text:p text:style-name="Text_20_body">Notification flow must be:</text:p>
      <text:p text:style-name="P1"><text:span text:style-name="Source_20_Text">Event → Policy Engine → Email Job Created → Email Queue → Delivery</text:span></text:p>
      <text:p text:style-name="Text_20_body">Never:</text:p>
      <text:p text:style-name="P1"><text:span text:style-name="Source_20_Text">Event → Direct Email</text:span></text:p>
      <text:p text:style-name="Text_20_body">Policy Engine decides:</text:p>
      <text:list text:style-name="L24">
        <text:list-item>
          <text:p text:style-name="P27">Whether to send</text:p>
        </text:list-item>
        <text:list-item>
          <text:p text:style-name="P27">To whom to send</text:p>
        </text:list-item>
        <text:list-item>
          <text:p text:style-name="P27">What content level to send</text:p>
        </text:list-item>
        <text:list-item>
          <text:p text:style-name="P27">Which metrics to include</text:p>
        </text:list-item>
        <text:list-item>
          <text:p text:style-name="P27">Whether to suppress</text:p>
        </text:list-item>
      </text:list>
      <text:p text:style-name="Horizontal_20_Line"/>
      <text:h text:style-name="Heading_20_1" text:outline-level="1">🏗 1️⃣ ARCHITECTURE OVERVIEW</text:h>
      <text:p text:style-name="Text_20_body">Policy Engine implemented as:</text:p>
      <text:list text:style-name="L25">
        <text:list-item>
          <text:p text:style-name="P28"><text:soft-page-break/>Cloud Function service</text:p>
        </text:list-item>
        <text:list-item>
          <text:p text:style-name="P28">Called after:</text:p>
          <text:list>
            <text:list-item>
              <text:p text:style-name="P28">Session submission</text:p>
            </text:list-item>
            <text:list-item>
              <text:p text:style-name="P28">Monthly summary generation</text:p>
            </text:list-item>
            <text:list-item>
              <text:p text:style-name="P28">Payment failure</text:p>
            </text:list-item>
            <text:list-item>
              <text:p text:style-name="P28">Over-limit detection</text:p>
            </text:list-item>
            <text:list-item>
              <text:p text:style-name="P28">Assignment creation</text:p>
            </text:list-item>
          </text:list>
        </text:list-item>
      </text:list>
      <text:p text:style-name="Text_20_body">Policy Engine reads:</text:p>
      <text:list text:style-name="L26">
        <text:list-item>
          <text:p text:style-name="P29">License layer</text:p>
        </text:list-item>
        <text:list-item>
          <text:p text:style-name="P29">Notification settings</text:p>
        </text:list-item>
        <text:list-item>
          <text:p text:style-name="P29">Parent preference flags</text:p>
        </text:list-item>
        <text:list-item>
          <text:p text:style-name="P29">Student privacy flags</text:p>
        </text:list-item>
        <text:list-item>
          <text:p text:style-name="P29">Mode of test</text:p>
        </text:list-item>
        <text:list-item>
          <text:p text:style-name="P29">Selective send controls (manual override)</text:p>
        </text:list-item>
      </text:list>
      <text:p text:style-name="Text_20_body">Then produces:</text:p>
      <text:list text:style-name="L27">
        <text:list-item>
          <text:p text:style-name="P30">0 or more Email Jobs</text:p>
        </text:list-item>
      </text:list>
      <text:p text:style-name="Horizontal_20_Line"/>
      <text:h text:style-name="Heading_20_1" text:outline-level="1">📦 2️⃣ POLICY INPUT MODEL</text:h>
      <text:p text:style-name="Text_20_body">Input object example:</text:p>
      <text:p text:style-name="Preformatted_20_Text"><text:span text:style-name="Source_20_Text">{</text:span></text:p>
      <text:p text:style-name="Preformatted_20_Text"><text:span text:style-name="Source_20_Text"><text:s text:c="2"/>eventType: "TEST_COMPLETED",</text:span></text:p>
      <text:p text:style-name="Preformatted_20_Text"><text:span text:style-name="Source_20_Text"><text:s text:c="2"/>instituteId: "inst_001",</text:span></text:p>
      <text:p text:style-name="Preformatted_20_Text"><text:span text:style-name="Source_20_Text"><text:s text:c="2"/>runId: "run_123",</text:span></text:p>
      <text:p text:style-name="Preformatted_20_Text"><text:span text:style-name="Source_20_Text"><text:s text:c="2"/>studentId: "stu_456",</text:span></text:p>
      <text:p text:style-name="Preformatted_20_Text"><text:span text:style-name="Source_20_Text"><text:s text:c="2"/>layer: "L2",</text:span></text:p>
      <text:p text:style-name="Preformatted_20_Text"><text:span text:style-name="Source_20_Text"><text:s text:c="2"/>mode: "Controlled",</text:span></text:p>
      <text:p text:style-name="Preformatted_20_Text"><text:span text:style-name="Source_20_Text"><text:s text:c="2"/>manualOverride: false</text:span></text:p>
      <text:p text:style-name="P1"><text:span text:style-name="Source_20_Text">}</text:span></text:p>
      <text:p text:style-name="Horizontal_20_Line"/>
      <text:h text:style-name="Heading_20_1" text:outline-level="1">🧭 3️⃣ LAYER-BASED NOTIFICATION LOGIC</text:h>
      <text:h text:style-name="Heading_20_2" text:outline-level="2">🟢 L0 — Operational Layer</text:h>
      <text:p text:style-name="Text_20_body">Allowed notifications:</text:p>
      <text:list text:style-name="L28">
        <text:list-item>
          <text:p text:style-name="P31"><text:soft-page-break/>Test assigned</text:p>
        </text:list-item>
        <text:list-item>
          <text:p text:style-name="P31">Test completed (basic metrics only)</text:p>
        </text:list-item>
        <text:list-item>
          <text:p text:style-name="P31">Payment alerts</text:p>
        </text:list-item>
        <text:list-item>
          <text:p text:style-name="P31">License expiry</text:p>
        </text:list-item>
      </text:list>
      <text:p text:style-name="Text_20_body">Include:</text:p>
      <text:list text:style-name="L29">
        <text:list-item>
          <text:p text:style-name="P32">Raw Score %</text:p>
        </text:list-item>
        <text:list-item>
          <text:p text:style-name="P32">Accuracy %</text:p>
        </text:list-item>
        <text:list-item>
          <text:p text:style-name="P32">Completion status</text:p>
        </text:list-item>
        <text:list-item>
          <text:p text:style-name="P32">Next test reminder</text:p>
        </text:list-item>
      </text:list>
      <text:p text:style-name="Text_20_body">Exclude:</text:p>
      <text:list text:style-name="L30">
        <text:list-item>
          <text:p text:style-name="P33">Risk labels</text:p>
        </text:list-item>
        <text:list-item>
          <text:p text:style-name="P33">Discipline index</text:p>
        </text:list-item>
        <text:list-item>
          <text:p text:style-name="P33">Behavioral flags</text:p>
        </text:list-item>
        <text:list-item>
          <text:p text:style-name="P33">Phase adherence</text:p>
        </text:list-item>
      </text:list>
      <text:p text:style-name="Text_20_body">Parent email:</text:p>
      <text:p text:style-name="Text_20_body">Allowed (basic only)</text:p>
      <text:p text:style-name="Horizontal_20_Line"/>
      <text:h text:style-name="Heading_20_2" text:outline-level="2">🟡 L1 — Diagnostic Layer</text:h>
      <text:p text:style-name="Text_20_body">Allowed additions:</text:p>
      <text:list text:style-name="L31">
        <text:list-item>
          <text:p text:style-name="P34">Phase adherence %</text:p>
        </text:list-item>
        <text:list-item>
          <text:p text:style-name="P34">Easy neglect %</text:p>
        </text:list-item>
        <text:list-item>
          <text:p text:style-name="P34">Hard bias %</text:p>
        </text:list-item>
        <text:list-item>
          <text:p text:style-name="P34">Topic weakness summary (soft phrasing)</text:p>
        </text:list-item>
      </text:list>
      <text:p text:style-name="Text_20_body">Exclude:</text:p>
      <text:list text:style-name="L32">
        <text:list-item>
          <text:p text:style-name="P35">Risk cluster labels</text:p>
        </text:list-item>
        <text:list-item>
          <text:p text:style-name="P35">Discipline index</text:p>
        </text:list-item>
        <text:list-item>
          <text:p text:style-name="P35">Guess probability</text:p>
        </text:list-item>
        <text:list-item>
          <text:p text:style-name="P35">Execution instability labels</text:p>
        </text:list-item>
      </text:list>
      <text:p text:style-name="Text_20_body">Parent email filter:</text:p>
      <text:list text:style-name="L33">
        <text:list-item>
          <text:p text:style-name="P36">Only send:</text:p>
          <text:list>
            <text:list-item>
              <text:p text:style-name="P36">Raw Score %</text:p>
            </text:list-item>
            <text:list-item>
              <text:p text:style-name="P36"><text:soft-page-break/>Accuracy %</text:p>
            </text:list-item>
            <text:list-item>
              <text:p text:style-name="P36">Positive trend summary</text:p>
            </text:list-item>
            <text:list-item>
              <text:p text:style-name="P36">Topic suggestion</text:p>
            </text:list-item>
          </text:list>
        </text:list-item>
        <text:list-item>
          <text:p text:style-name="P36">Never send:</text:p>
          <text:list>
            <text:list-item>
              <text:p text:style-name="P36">“Impulsive”</text:p>
            </text:list-item>
            <text:list-item>
              <text:p text:style-name="P36">“High Risk”</text:p>
            </text:list-item>
            <text:list-item>
              <text:p text:style-name="P36">“Overextended”</text:p>
            </text:list-item>
          </text:list>
        </text:list-item>
      </text:list>
      <text:p text:style-name="Horizontal_20_Line"/>
      <text:h text:style-name="Heading_20_2" text:outline-level="2">🔵 L2 — Controlled Layer</text:h>
      <text:p text:style-name="Text_20_body">Student email may include:</text:p>
      <text:list text:style-name="L34">
        <text:list-item>
          <text:p text:style-name="P37">Discipline Index</text:p>
        </text:list-item>
        <text:list-item>
          <text:p text:style-name="P37">Risk state (soft phrasing)</text:p>
        </text:list-item>
        <text:list-item>
          <text:p text:style-name="P37">Controlled Mode delta</text:p>
        </text:list-item>
        <text:list-item>
          <text:p text:style-name="P37">Timing compliance %</text:p>
        </text:list-item>
        <text:list-item>
          <text:p text:style-name="P37">Guess probability indicator</text:p>
        </text:list-item>
      </text:list>
      <text:p text:style-name="Text_20_body">Parent email filter rules:</text:p>
      <text:p text:style-name="Text_20_body">STRICT FILTERING</text:p>
      <text:p text:style-name="Text_20_body">Allowed to parent:</text:p>
      <text:list text:style-name="L35">
        <text:list-item>
          <text:p text:style-name="P38">Raw Score %</text:p>
        </text:list-item>
        <text:list-item>
          <text:p text:style-name="P38">Accuracy %</text:p>
        </text:list-item>
        <text:list-item>
          <text:p text:style-name="P38">Controlled mode improvement summary</text:p>
        </text:list-item>
        <text:list-item>
          <text:p text:style-name="P38">Encouragement message</text:p>
        </text:list-item>
      </text:list>
      <text:p text:style-name="Text_20_body">Blocked from parent:</text:p>
      <text:list text:style-name="L36">
        <text:list-item>
          <text:p text:style-name="P39">Risk state label</text:p>
        </text:list-item>
        <text:list-item>
          <text:p text:style-name="P39">Impulsiveness</text:p>
        </text:list-item>
        <text:list-item>
          <text:p text:style-name="P39">Overstay frequency</text:p>
        </text:list-item>
        <text:list-item>
          <text:p text:style-name="P39">Guess rate</text:p>
        </text:list-item>
        <text:list-item>
          <text:p text:style-name="P39">Stability flags</text:p>
        </text:list-item>
      </text:list>
      <text:p text:style-name="Horizontal_20_Line"/>
      <text:h text:style-name="Heading_20_2" text:outline-level="2">🟣 L3 — Governance Layer</text:h>
      <text:p text:style-name="Text_20_body">Same as L2 for student.</text:p>
      <text:p text:style-name="Text_20_body"><text:soft-page-break/>Parent rules unchanged.</text:p>
      <text:p text:style-name="Text_20_body">Governance-level summaries are internal only.</text:p>
      <text:p text:style-name="Text_20_body">Never emailed to parent.</text:p>
      <text:p text:style-name="Horizontal_20_Line"/>
      <text:h text:style-name="Heading_20_1" text:outline-level="1">👪 4️⃣ PARENT EMAIL FILTER RULES</text:h>
      <text:p text:style-name="Text_20_body">Each student document includes:</text:p>
      <text:p text:style-name="Preformatted_20_Text"><text:span text:style-name="Source_20_Text">{</text:span></text:p>
      <text:p text:style-name="Preformatted_20_Text"><text:span text:style-name="Source_20_Text"><text:s text:c="2"/>parentEmail: "guardian@email.com",</text:span></text:p>
      <text:p text:style-name="Preformatted_20_Text"><text:span text:style-name="Source_20_Text"><text:s text:c="2"/>parentNotificationEnabled: true,</text:span></text:p>
      <text:p text:style-name="Preformatted_20_Text"><text:span text:style-name="Source_20_Text"><text:s text:c="2"/>parentSensitivityLevel: "safe" // safe | detailed | off</text:span></text:p>
      <text:p text:style-name="P1"><text:span text:style-name="Source_20_Text">}</text:span></text:p>
      <text:p text:style-name="Text_20_body">Policy logic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ensitivity</text:p>
            </table:table-cell>
            <table:table-cell table:style-name="Table1.A1" office:value-type="string">
              <text:p text:style-name="Table_20_Heading">Allowed Depth</text:p>
            </table:table-cell>
          </table:table-row>
        </table:table-header-rows>
        <table:table-row>
          <table:table-cell table:style-name="Table1.A1" office:value-type="string">
            <text:p text:style-name="Table_20_Contents">safe</text:p>
          </table:table-cell>
          <table:table-cell table:style-name="Table1.A1" office:value-type="string">
            <text:p text:style-name="Table_20_Contents">Only Raw % + Accuracy + Encouragement</text:p>
          </table:table-cell>
        </table:table-row>
        <table:table-row>
          <table:table-cell table:style-name="Table1.A1" office:value-type="string">
            <text:p text:style-name="Table_20_Contents">detailed</text:p>
          </table:table-cell>
          <table:table-cell table:style-name="Table1.A1" office:value-type="string">
            <text:p text:style-name="Table_20_Contents">Add topic weakness summary</text:p>
          </table:table-cell>
        </table:table-row>
        <table:table-row>
          <table:table-cell table:style-name="Table1.A1" office:value-type="string">
            <text:p text:style-name="Table_20_Contents">off</text:p>
          </table:table-cell>
          <table:table-cell table:style-name="Table1.A1" office:value-type="string">
            <text:p text:style-name="Table_20_Contents">No parent email</text:p>
          </table:table-cell>
        </table:table-row>
      </table:table>
      <text:p text:style-name="Text_20_body">Never send risk labels to parents regardless of setting.</text:p>
      <text:p text:style-name="Horizontal_20_Line"/>
      <text:h text:style-name="Heading_20_1" text:outline-level="1">🛠 5️⃣ SELECTIVE SENDING CONTROL</text:h>
      <text:p text:style-name="Text_20_body">In Assignment section:</text:p>
      <text:p text:style-name="Text_20_body">Teacher options:</text:p>
      <text:list text:style-name="L37">
        <text:list-item>
          <text:p text:style-name="P40">☑ Send test completion emails automatically</text:p>
        </text:list-item>
        <text:list-item>
          <text:p text:style-name="P40">☑ Send to parents</text:p>
        </text:list-item>
        <text:list-item>
          <text:p text:style-name="P40">☐ Do not send automatically (manual only)</text:p>
        </text:list-item>
      </text:list>
      <text:p text:style-name="Text_20_body">Policy Engine must check:</text:p>
      <text:p text:style-name="Preformatted_20_Text"><text:span text:style-name="Source_20_Text">{</text:span></text:p>
      <text:p text:style-name="Preformatted_20_Text"><text:span text:style-name="Source_20_Text"><text:s text:c="2"/>runNotificationEnabled: true,</text:span></text:p>
      <text:p text:style-name="Preformatted_20_Text"><text:span text:style-name="Source_20_Text"><text:s text:c="2"/>parentNotificationEnabled: false</text:span></text:p>
      <text:p text:style-name="P1"><text:span text:style-name="Source_20_Text">}</text:span></text:p>
      <text:p text:style-name="Text_20_body">Manual Send Option:</text:p>
      <text:p text:style-name="Text_20_body">Teacher clicks:</text:p>
      <text:p text:style-name="P1"><text:span text:style-name="Source_20_Text">Send Report Now</text:span></text:p>
      <text:p text:style-name="Text_20_body">This triggers policy engine with:</text:p>
      <text:p text:style-name="P1"><text:span text:style-name="Source_20_Text">manualOverride: true</text:span></text:p>
      <text:p text:style-name="Text_20_body"><text:soft-page-break/>Manual override still respects parent filter rules.</text:p>
      <text:p text:style-name="Horizontal_20_Line"/>
      <text:h text:style-name="Heading_20_1" text:outline-level="1">📊 6️⃣ BATCH PROCESSING STRATEGY</text:h>
      <text:p text:style-name="Text_20_body">For high volume events (e.g., 200 students finish test):</text:p>
      <text:p text:style-name="Text_20_body">Instead of:</text:p>
      <text:p text:style-name="Text_20_body">200 synchronous policy evaluations,</text:p>
      <text:p text:style-name="Text_20_body">Use:</text:p>
      <text:p text:style-name="Text_20_body">Batch policy processor:</text:p>
      <text:p text:style-name="Preformatted_20_Text"><text:span text:style-name="Source_20_Text">runCompleted → enqueue batch job</text:span></text:p>
      <text:p text:style-name="Preformatted_20_Text"><text:span text:style-name="Source_20_Text">↓</text:span></text:p>
      <text:p text:style-name="Preformatted_20_Text"><text:span text:style-name="Source_20_Text">Process students in chunks of 25</text:span></text:p>
      <text:p text:style-name="Preformatted_20_Text"><text:span text:style-name="Source_20_Text">↓</text:span></text:p>
      <text:p text:style-name="P1"><text:span text:style-name="Source_20_Text">Generate email jobs</text:span></text:p>
      <text:p text:style-name="Text_20_body">Prevents spikes.</text:p>
      <text:p text:style-name="Horizontal_20_Line"/>
      <text:h text:style-name="Heading_20_1" text:outline-level="1">🧠 7️⃣ EVENT TYPES SUPPORTED</text:h>
      <text:p text:style-name="Text_20_body">Policy Engine must support:</text:p>
      <text:list text:style-name="L38">
        <text:list-item>
          <text:p text:style-name="P41">TEST_ASSIGNED</text:p>
        </text:list-item>
        <text:list-item>
          <text:p text:style-name="P41">TEST_COMPLETED</text:p>
        </text:list-item>
        <text:list-item>
          <text:p text:style-name="P41">MONTHLY_STUDENT_SUMMARY</text:p>
        </text:list-item>
        <text:list-item>
          <text:p text:style-name="P41">MONTHLY_BATCH_SUMMARY</text:p>
        </text:list-item>
        <text:list-item>
          <text:p text:style-name="P41">PAYMENT_FAILED</text:p>
        </text:list-item>
        <text:list-item>
          <text:p text:style-name="P41">LICENSE_EXPIRY_WARNING</text:p>
        </text:list-item>
        <text:list-item>
          <text:p text:style-name="P41">OVER_LIMIT_ALERT</text:p>
        </text:list-item>
        <text:list-item>
          <text:p text:style-name="P41">MANUAL_REPORT_SEND</text:p>
        </text:list-item>
      </text:list>
      <text:p text:style-name="Text_20_body">Each event type has layer-based rule mapping.</text:p>
      <text:p text:style-name="Horizontal_20_Line"/>
      <text:h text:style-name="Heading_20_1" text:outline-level="1">🧮 8️⃣ METRIC INCLUSION MATRIX</text:h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header-rows>
          <table:table-row>
            <table:table-cell table:style-name="Table2.A1" office:value-type="string">
              <text:p text:style-name="Table_20_Heading">Metric</text:p>
            </table:table-cell>
            <table:table-cell table:style-name="Table2.A1" office:value-type="string">
              <text:p text:style-name="Table_20_Heading">L0</text:p>
            </table:table-cell>
            <table:table-cell table:style-name="Table2.A1" office:value-type="string">
              <text:p text:style-name="Table_20_Heading">L1</text:p>
            </table:table-cell>
            <table:table-cell table:style-name="Table2.A1" office:value-type="string">
              <text:p text:style-name="Table_20_Heading">L2</text:p>
            </table:table-cell>
            <table:table-cell table:style-name="Table2.A1" office:value-type="string">
              <text:p text:style-name="Table_20_Heading">Parent</text:p>
            </table:table-cell>
          </table:table-row>
        </table:table-header-rows>
        <table:table-row>
          <table:table-cell table:style-name="Table2.A1" office:value-type="string">
            <text:p text:style-name="Table_20_Contents">Raw Score %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</table:table-row>
        <table:table-row>
          <table:table-cell table:style-name="Table2.A1" office:value-type="string">
            <text:p text:style-name="Table_20_Contents">Accuracy %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</table:table-row>
        <table:table-row>
          <table:table-cell table:style-name="Table2.A1" office:value-type="string">
            <text:p text:style-name="Table_20_Contents">Phase Adherence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❌</text:p>
          </table:table-cell>
        </table:table-row>
        <text:soft-page-break/>
        <table:table-row>
          <table:table-cell table:style-name="Table2.A1" office:value-type="string">
            <text:p text:style-name="Table_20_Contents">Easy Neglect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❌</text:p>
          </table:table-cell>
        </table:table-row>
        <table:table-row>
          <table:table-cell table:style-name="Table2.A1" office:value-type="string">
            <text:p text:style-name="Table_20_Contents">Hard Bias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❌</text:p>
          </table:table-cell>
        </table:table-row>
        <table:table-row>
          <table:table-cell table:style-name="Table2.A1" office:value-type="string">
            <text:p text:style-name="Table_20_Contents">Discipline Index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❌</text:p>
          </table:table-cell>
        </table:table-row>
        <table:table-row>
          <table:table-cell table:style-name="Table2.A1" office:value-type="string">
            <text:p text:style-name="Table_20_Contents">Risk State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❌</text:p>
          </table:table-cell>
        </table:table-row>
        <table:table-row>
          <table:table-cell table:style-name="Table2.A1" office:value-type="string">
            <text:p text:style-name="Table_20_Contents">Guess Rate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❌</text:p>
          </table:table-cell>
        </table:table-row>
        <table:table-row>
          <table:table-cell table:style-name="Table2.A1" office:value-type="string">
            <text:p text:style-name="Table_20_Contents">Controlled Mode Delta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 (positive summary only)</text:p>
          </table:table-cell>
        </table:table-row>
      </table:table>
      <text:p text:style-name="Horizontal_20_Line"/>
      <text:h text:style-name="Heading_20_1" text:outline-level="1">🚫 9️⃣ SUPPRESSION RULES</text:h>
      <text:p text:style-name="Text_20_body">Do NOT send:</text:p>
      <text:list text:style-name="L39">
        <text:list-item>
          <text:p text:style-name="P42">Duplicate emails for same run</text:p>
        </text:list-item>
        <text:list-item>
          <text:p text:style-name="P42">If student already received report</text:p>
        </text:list-item>
        <text:list-item>
          <text:p text:style-name="P42">If parent email invalid</text:p>
        </text:list-item>
        <text:list-item>
          <text:p text:style-name="P42">If run status not completed</text:p>
        </text:list-item>
        <text:list-item>
          <text:p text:style-name="P42">If license expired (optional restriction)</text:p>
        </text:list-item>
      </text:list>
      <text:p text:style-name="Text_20_body">Use idempotencyKey.</text:p>
      <text:p text:style-name="Horizontal_20_Line"/>
      <text:h text:style-name="Heading_20_1" text:outline-level="1">🛡 10️⃣ RISK-SENSITIVE LANGUAGE POLICY</text:h>
      <text:p text:style-name="Text_20_body">Student email:</text:p>
      <text:p text:style-name="Text_20_body">Allowed to show:</text:p>
      <text:list text:style-name="L40">
        <text:list-item>
          <text:p text:style-name="P43">“Execution stability needs improvement.”</text:p>
        </text:list-item>
        <text:list-item>
          <text:p text:style-name="P43">“Consider structured pacing.”</text:p>
        </text:list-item>
      </text:list>
      <text:p text:style-name="Text_20_body">Parent email:</text:p>
      <text:p text:style-name="Text_20_body">Must say:</text:p>
      <text:list text:style-name="L41">
        <text:list-item>
          <text:p text:style-name="P44">“Student is improving in structured execution.”</text:p>
        </text:list-item>
        <text:list-item>
          <text:p text:style-name="P44">“Focus recommended on time allocation.”</text:p>
        </text:list-item>
      </text:list>
      <text:p text:style-name="Text_20_body">Never label negatively.</text:p>
      <text:p text:style-name="Horizontal_20_Line"/>
      <text:h text:style-name="Heading_20_1" text:outline-level="1">⚙ 11️⃣ POLICY STORAGE STRUCTURE</text:h>
      <text:p text:style-name="Text_20_body">Vendor-level defaults:</text:p>
      <text:p text:style-name="P1"><text:soft-page-break/><text:span text:style-name="Source_20_Text">vendor/notificationPolicies/default</text:span></text:p>
      <text:p text:style-name="Text_20_body">Institute override:</text:p>
      <text:p text:style-name="P1"><text:span text:style-name="Source_20_Text">institutes/{id}/notificationSettings</text:span></text:p>
      <text:p text:style-name="Text_20_body">Example:</text:p>
      <text:p text:style-name="Preformatted_20_Text"><text:span text:style-name="Source_20_Text">{</text:span></text:p>
      <text:p text:style-name="Preformatted_20_Text"><text:span text:style-name="Source_20_Text"><text:s text:c="2"/>autoSendTestCompletion: true,</text:span></text:p>
      <text:p text:style-name="Preformatted_20_Text"><text:span text:style-name="Source_20_Text"><text:s text:c="2"/>sendToParent: true,</text:span></text:p>
      <text:p text:style-name="Preformatted_20_Text"><text:span text:style-name="Source_20_Text"><text:s text:c="2"/>parentSensitivityDefault: "safe",</text:span></text:p>
      <text:p text:style-name="Preformatted_20_Text"><text:span text:style-name="Source_20_Text"><text:s text:c="2"/>monthlySummaryEnabled: true</text:span></text:p>
      <text:p text:style-name="P1"><text:span text:style-name="Source_20_Text">}</text:span></text:p>
      <text:p text:style-name="Text_20_body">Policy Engine merges:</text:p>
      <text:p text:style-name="Text_20_body">Vendor default → Institute override → Run-level override</text:p>
      <text:p text:style-name="Horizontal_20_Line"/>
      <text:h text:style-name="Heading_20_1" text:outline-level="1">🔄 12️⃣ COST CONTROL RULES</text:h>
      <text:list text:style-name="L42">
        <text:list-item>
          <text:p text:style-name="P45">No immediate per-question email</text:p>
        </text:list-item>
        <text:list-item>
          <text:p text:style-name="P45">No per-alert email</text:p>
        </text:list-item>
        <text:list-item>
          <text:p text:style-name="P45">No live risk emails</text:p>
        </text:list-item>
        <text:list-item>
          <text:p text:style-name="P45">Monthly AI summary only once per student</text:p>
        </text:list-item>
        <text:list-item>
          <text:p text:style-name="P45">Deduplicate events</text:p>
        </text:list-item>
        <text:list-item>
          <text:p text:style-name="P45">Batch processing</text:p>
        </text:list-item>
      </text:list>
      <text:p text:style-name="Horizontal_20_Line"/>
      <text:h text:style-name="Heading_20_1" text:outline-level="1">📈 13️⃣ MONITORING METRICS</text:h>
      <text:p text:style-name="Text_20_body">Vendor System Health should track:</text:p>
      <text:list text:style-name="L43">
        <text:list-item>
          <text:p text:style-name="P46">Emails suppressed count</text:p>
        </text:list-item>
        <text:list-item>
          <text:p text:style-name="P46">Parent filter suppression %</text:p>
        </text:list-item>
        <text:list-item>
          <text:p text:style-name="P46">Manual send frequency</text:p>
        </text:list-item>
        <text:list-item>
          <text:p text:style-name="P46">Batch send volume</text:p>
        </text:list-item>
        <text:list-item>
          <text:p text:style-name="P46">Notification cost per institute</text:p>
        </text:list-item>
      </text:list>
      <text:p text:style-name="Horizontal_20_Line"/>
      <text:h text:style-name="Heading_20_1" text:outline-level="1">🔐 14️⃣ SECURITY &amp; PRIVACY RULES</text:h>
      <text:list text:style-name="L44">
        <text:list-item>
          <text:p text:style-name="P47">Never expose internal risk labels to parents</text:p>
        </text:list-item>
        <text:list-item>
          <text:p text:style-name="P47"><text:soft-page-break/>Never expose cross-student comparisons</text:p>
        </text:list-item>
        <text:list-item>
          <text:p text:style-name="P47">Never expose cluster type in email</text:p>
        </text:list-item>
        <text:list-item>
          <text:p text:style-name="P47">Never include raw session data</text:p>
        </text:list-item>
        <text:list-item>
          <text:p text:style-name="P47">Only summary metrics allowed</text:p>
        </text:list-item>
      </text:list>
      <text:p text:style-name="Horizontal_20_Line"/>
      <text:h text:style-name="Heading_20_1" text:outline-level="1">🎯 FINAL NOTIFICATION POLICY ENGINE SUMMARY</text:h>
      <text:p text:style-name="Text_20_body">You now have:</text:p>
      <text:p text:style-name="Text_20_body">✔ Layer-based notification filtering<text:line-break/>✔ Parent-safe filtering rules<text:line-break/>✔ Selective send control (teacher-driven)<text:line-break/>✔ Manual override capability<text:line-break/>✔ Batch event processing<text:line-break/>✔ Cost control enforcement<text:line-break/>✔ Risk-sensitive language policy<text:line-break/>✔ Deduplication logic<text:line-break/>✔ Institute-level notification preferences<text:line-break/>✔ Vendor-level defaults<text:line-break/>✔ Multi-tenant safe processing</text:p>
      <text:p text:style-name="Text_20_body">This engine ensures:</text:p>
      <text:list text:style-name="L45">
        <text:list-item>
          <text:p text:style-name="P48">Your product remains motivational</text:p>
        </text:list-item>
        <text:list-item>
          <text:p text:style-name="P48">Parents do not receive demotivating labels</text:p>
        </text:list-item>
        <text:list-item>
          <text:p text:style-name="P48">Communication reflects layer maturity</text:p>
        </text:list-item>
        <text:list-item>
          <text:p text:style-name="P48">Billing remains controlled</text:p>
        </text:list-item>
        <text:list-item>
          <text:p text:style-name="P48">Email costs remain predictable</text:p>
        </text:list-item>
      </text:list>
      <text:p text:style-name="Horizontal_20_Line"/>
      <text:p text:style-name="Text_20_body">Now your system includes:</text:p>
      <text:list text:style-name="L46">
        <text:list-item>
          <text:p text:style-name="P49">Email Queue Architecture</text:p>
        </text:list-item>
        <text:list-item>
          <text:p text:style-name="P49">Notification Policy Engine</text:p>
        </text:list-item>
        <text:list-item>
          <text:p text:style-name="P49">Licensing &amp; Payment Automation</text:p>
        </text:list-item>
        <text:list-item>
          <text:p text:style-name="P49">Usage Metering Engine</text:p>
        </text:list-item>
        <text:list-item>
          <text:p text:style-name="P49">Feature Flag Framework</text:p>
        </text:list-item>
        <text:list-item>
          <text:p text:style-name="P49">Vendor Dashboard</text:p>
        </text:list-item>
        <text:list-item>
          <text:p text:style-name="P49">Calibration Engine</text:p>
        </text:list-item>
        <text:list-item>
          <text:p text:style-name="P49"><text:soft-page-break/>Full Admin/Student/Test architecture</text:p>
        </text:list-item>
      </text:list>
      <text:p text:style-name="Text_20_body">Remaining foundational pillars:</text:p>
      <text:p text:style-name="Text_20_body">🔄 Full Cloud Function Trigger Graph<text:line-break/>🛡 Monitoring &amp; Logging Architecture<text:line-break/>🚀 DevOps &amp; Deployment Architecture<text:line-break/>📊 Scaling &amp; Cost Projection Model</text:p>
      <text:p text:style-name="Text_20_body">Which one do we finalize next?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14:22:01.604664282</dc:date>
    <meta:editing-duration>PT17M17S</meta:editing-duration>
    <meta:editing-cycles>7</meta:editing-cycles>
    <meta:generator>LibreOffice/24.2.7.2$Linux_X86_64 LibreOffice_project/420$Build-2</meta:generator>
    <meta:document-statistic meta:table-count="2" meta:image-count="0" meta:object-count="0" meta:page-count="10" meta:paragraph-count="299" meta:word-count="1057" meta:character-count="6531" meta:non-whitespace-character-count="5856"/>
  </office:meta>
</office:document-meta>
</file>